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6.589cm" fo:margin-left="-0.185cm" fo:margin-right="-1.164cm" fo:margin-top="0cm" fo:margin-bottom="0cm" style:page-number="auto" table:align="margins"/>
    </style:style>
    <style:style style:name="Tabella1.A" style:family="table-column">
      <style:table-column-properties style:column-width="3.836cm" style:rel-column-width="15155*"/>
    </style:style>
    <style:style style:name="Tabella1.B" style:family="table-column">
      <style:table-column-properties style:column-width="12.753cm" style:rel-column-width="50380*"/>
    </style:style>
    <style:style style:name="Tabella1.1" style:family="table-row">
      <style:table-row-properties style:min-row-height="0.002cm" fo:keep-together="auto"/>
    </style:style>
    <style:style style:name="Tabella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la1.A3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6" style:family="table-row">
      <style:table-row-properties style:min-row-height="0.168cm" fo:keep-together="auto"/>
    </style:style>
    <style:style style:name="Tabella1.A6" style:family="table-cell">
      <style:table-cell-properties style:vertical-align="" fo:background-color="#000000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A7" style:family="table-cell">
      <style:table-cell-properties style:vertical-align="" fo:background-color="transparent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A15" style:family="table-cell">
      <style:table-cell-properties style:vertical-align="" fo:background-color="#ffffff" fo:padding="0.191cm" fo:border="none">
        <style:background-image/>
      </style:table-cell-properties>
    </style:style>
    <style:style style:name="Tabella1.A31" style:family="table-cell">
      <style:table-cell-properties style:vertical-align="" fo:background-color="#ffffff" fo:padding="0.191cm" fo:border="0.5pt solid #000001">
        <style:background-image/>
      </style:table-cell-properties>
    </style:style>
    <style:style style:name="Tabella1.A33" style:family="table-cell">
      <style:table-cell-properties style:vertical-align="" fo:background-color="#ffffff" fo:padding="0.191cm" fo:border-left="none" fo:border-right="none" fo:border-top="none" fo:border-bottom="0.05pt solid #000000">
        <style:background-image/>
      </style:table-cell-properties>
    </style:style>
    <style:style style:name="Tabella1.B55" style:family="table-cell" style:data-style-name="N0">
      <style:table-cell-properties style:vertical-align="" fo:background-color="#000000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65" style:family="table-row">
      <style:table-row-properties style:min-row-height="0.972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 style:font-size-complex="11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style:font-name="Calibri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style:font-name="Calibri1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</style:style>
    <style:style style:name="P7" style:family="paragraph" style:parent-style-name="Standard">
      <style:paragraph-properties fo:margin-left="1.067cm" fo:margin-right="0cm" fo:margin-top="0cm" fo:margin-bottom="0cm" loext:contextual-spacing="false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8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officeooo:paragraph-rsid="001cbf6d" style:font-name-asian="Calibri2" style:font-size-asian="11pt" style:font-name-complex="Calibri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1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2" style:family="paragraph" style:parent-style-name="Standard" style:list-style-name="WWNum8">
      <style:paragraph-properties fo:margin-left="0.318cm" fo:margin-right="0cm" fo:margin-top="0cm" fo:margin-bottom="0cm" loext:contextual-spacing="false" fo:line-height="0.423cm" fo:text-align="start" style:justify-single-word="false" fo:text-indent="-0.318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3" style:family="paragraph" style:parent-style-name="Standard" style:list-style-name="WWNum8">
      <style:paragraph-properties fo:margin-left="0.318cm" fo:margin-right="0cm" fo:margin-top="0cm" fo:margin-bottom="0cm" loext:contextual-spacing="false" fo:line-height="0.423cm" fo:text-align="start" style:justify-single-word="false" fo:text-indent="-0.318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4" style:family="paragraph" style:parent-style-name="Standard">
      <style:paragraph-properties fo:margin-top="0cm" fo:margin-bottom="0cm" loext:contextual-spacing="false" fo:line-height="0.423cm" fo:text-align="start" style:justify-single-word="false"/>
      <style:text-properties fo:color="#00000a" style:text-position="0% 0%" style:font-name="Calibri1" fo:font-size="11pt" fo:letter-spacing="normal" officeooo:paragraph-rsid="0022f30a" style:font-name-asian="Calibri2" style:font-size-asian="11pt" style:font-name-complex="Calibri2"/>
    </style:style>
    <style:style style:name="P15" style:family="paragraph" style:parent-style-name="Standard">
      <style:paragraph-properties fo:margin-left="1.067cm" fo:margin-right="0cm" fo:margin-top="0cm" fo:margin-bottom="0cm" loext:contextual-spacing="false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T1" style:family="text">
      <style:text-properties officeooo:rsid="00149440"/>
    </style:style>
    <style:style style:name="T2" style:family="text">
      <style:text-properties officeooo:rsid="0014b6f7"/>
    </style:style>
    <style:style style:name="T3" style:family="text">
      <style:text-properties officeooo:rsid="001639df"/>
    </style:style>
    <style:style style:name="T4" style:family="text">
      <style:text-properties officeooo:rsid="0017d62c"/>
    </style:style>
    <style:style style:name="T5" style:family="text">
      <style:text-properties officeooo:rsid="00180d4e"/>
    </style:style>
    <style:style style:name="T6" style:family="text">
      <style:text-properties officeooo:rsid="0018d506"/>
    </style:style>
    <style:style style:name="T7" style:family="text">
      <style:text-properties officeooo:rsid="001ab032"/>
    </style:style>
    <style:style style:name="T8" style:family="text">
      <style:text-properties officeooo:rsid="001ad60f"/>
    </style:style>
    <style:style style:name="T9" style:family="text">
      <style:text-properties officeooo:rsid="001b5e10"/>
    </style:style>
    <style:style style:name="T10" style:family="text">
      <style:text-properties officeooo:rsid="001cd01b"/>
    </style:style>
    <style:style style:name="T11" style:family="text">
      <style:text-properties officeooo:rsid="001e33a5"/>
    </style:style>
    <style:style style:name="T12" style:family="text">
      <style:text-properties officeooo:rsid="0020fd57"/>
    </style:style>
    <style:style style:name="T13" style:family="text">
      <style:text-properties officeooo:rsid="00212f8c"/>
    </style:style>
    <style:style style:name="T14" style:family="text">
      <style:text-properties officeooo:rsid="0022f30a"/>
    </style:style>
    <style:style style:name="T15" style:family="text">
      <style:text-properties officeooo:rsid="00242694"/>
    </style:style>
    <style:style style:name="T16" style:family="text">
      <style:text-properties officeooo:rsid="00266c5d"/>
    </style:style>
    <style:style style:name="T17" style:family="text">
      <style:text-properties officeooo:rsid="00273058"/>
    </style:style>
    <style:style style:name="T18" style:family="text">
      <style:text-properties officeooo:rsid="0027b9a6"/>
    </style:style>
    <style:style style:name="T19" style:family="text">
      <style:text-properties officeooo:rsid="002a4103"/>
    </style:style>
    <style:style style:name="T20" style:family="text">
      <style:text-properties officeooo:rsid="002c0a22"/>
    </style:style>
    <style:style style:name="T21" style:family="text">
      <style:text-properties officeooo:rsid="002c1713"/>
    </style:style>
    <style:style style:name="T22" style:family="text">
      <style:text-properties officeooo:rsid="002cc9b5"/>
    </style:style>
    <style:style style:name="T23" style:family="text">
      <style:text-properties officeooo:rsid="002e9e85"/>
    </style:style>
    <style:style style:name="T24" style:family="text">
      <style:text-properties officeooo:rsid="002fb504"/>
    </style:style>
    <style:style style:name="T25" style:family="text">
      <style:text-properties officeooo:rsid="0030dbb1"/>
    </style:style>
    <style:style style:name="T26" style:family="text">
      <style:text-properties officeooo:rsid="0030e0c5"/>
    </style:style>
    <style:style style:name="T27" style:family="text">
      <style:text-properties officeooo:rsid="0032c8dd"/>
    </style:style>
    <style:style style:name="T28" style:family="text">
      <style:text-properties officeooo:rsid="003333b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Registrazione Prestito</text:p>
          </table:table-cell>
        </table:table-row>
        <table:table-row table:style-name="Tabella1.1">
          <table:table-cell table:style-name="Tabella1.A1" office:value-type="string">
            <text:p text:style-name="P2">Attore</text:p>
            <text:p text:style-name="P2">Principale</text:p>
          </table:table-cell>
          <table:table-cell table:style-name="Tabella1.A1" office:value-type="string">
            <text:p text:style-name="P2">Fruitore</text:p>
          </table:table-cell>
        </table:table-row>
        <table:table-row table:style-name="Tabella1.1">
          <table:table-cell table:style-name="Tabella1.A3" office:value-type="string">
            <text:p text:style-name="P4">Precondizioni</text:p>
          </table:table-cell>
          <table:table-cell table:style-name="Tabella1.A3" office:value-type="string">
            <text:p text:style-name="P2">- L'ID del<text:span text:style-name="T1">la Risorsa</text:span> sia presente.</text:p>
            <text:p text:style-name="P2">- I<text:span text:style-name="T2">a Risorsa</text:span> abbia almeno una copia disponibile.</text:p>
            <text:p text:style-name="P2">- Il Fruitore non abbia raggiunto il numero massimo di <text:s text:c="3"/><text:span text:style-name="T3">oggetti per categoria</text:span> che può</text:p>
            <text:p text:style-name="P2"><text:s text:c="3"/>richidede in prestito</text:p>
          </table:table-cell>
        </table:table-row>
        <table:table-row table:style-name="Tabella1.1">
          <table:table-cell table:style-name="Tabella1.A1" office:value-type="string">
            <text:p text:style-name="P2">Scenario</text:p>
            <text:p text:style-name="P2">Principale</text:p>
          </table:table-cell>
          <table:table-cell table:style-name="Tabella1.A1" office:value-type="string">
            <text:list xml:id="list2623468952423207904" text:style-name="WWNum8">
              <text:list-header>
                <text:p text:style-name="P8">1 <text:s/>Il Fruitore inserisce l'ID del<text:span text:style-name="T4">la Risorsa</text:span> da richiedere in prestito.</text:p>
                <text:p text:style-name="P8">2 <text:s/>Il Sistema crea il prestito tra il Friuitore e <text:span text:style-name="T4">la Risorsa</text:span>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Postcondizioni</text:p>
          </table:table-cell>
          <table:table-cell table:style-name="Tabella1.A3" office:value-type="string">
            <text:list xml:id="list160221708619824" text:continue-numbering="true" text:style-name="WWNum8">
              <text:list-header>
                <text:p text:style-name="P8">- Viene decrementata la disponibilità del<text:span text:style-name="T5">la</text:span> <text:span text:style-name="T5">Risorsa</text:span>.</text:p>
                <text:p text:style-name="P8">- Viene incrementato il numero di prestiti per la Risorsa </text:p>
                <text:p text:style-name="P8"><text:s text:c="2"/>Fruitore.</text:p>
              </text:list-header>
            </text:list>
          </table:table-cell>
        </table:table-row>
        <table:table-row table:style-name="Tabella1.6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160220579727551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6">
          <table:table-cell table:style-name="Tabella1.A7" office:value-type="string">
            <text:p text:style-name="P2">Precondizioni (a)</text:p>
          </table:table-cell>
          <table:table-cell table:style-name="Tabella1.A7" office:value-type="string">
            <text:p text:style-name="P2">- L'ID del<text:span text:style-name="T6">la Risorsa</text:span> sia presente.</text:p>
            <text:p text:style-name="P2">- I<text:span text:style-name="T7">a Risorsa</text:span> non abbia nessuna copia disponibile.</text:p>
          </table:table-cell>
        </table:table-row>
        <table:table-row table:style-name="Tabella1.1">
          <table:table-cell table:style-name="Tabella1.A1" office:value-type="string">
            <text:p text:style-name="P2">Scenario</text:p>
            <text:p text:style-name="P2">Alternativo (a)</text:p>
          </table:table-cell>
          <table:table-cell table:style-name="Tabella1.A1" office:value-type="string">
            <text:list xml:id="list160221473130705" text:continue-numbering="true" text:style-name="WWNum8">
              <text:list-header>
                <text:p text:style-name="P8">1.a <text:s/>Il Fruitore inserisce l'ID del<text:span text:style-name="T8">la Risorsa</text:span> da richiedere in prestito.</text:p>
                <text:p text:style-name="P8">2.a <text:s/>Il Sistema visualizza a video un messaggio d'errore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160220114849124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7" office:value-type="string">
            <text:p text:style-name="P2">Precondizioni (b)</text:p>
          </table:table-cell>
          <table:table-cell table:style-name="Tabella1.A7" office:value-type="string">
            <text:p text:style-name="P2">- L'ID del<text:span text:style-name="T9">la Risorsa</text:span> sia presente.</text:p>
            <text:p text:style-name="P9">- Il Fruitore abbia raggiunto il numero massimo di <text:s text:c="3"/><text:span text:style-name="T3">oggetti per categoria</text:span> che può</text:p>
            <text:p text:style-name="P9"><text:s text:c="3"/>richidede in prestito</text:p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b)</text:p>
          </table:table-cell>
          <table:table-cell table:style-name="Tabella1.A3" office:value-type="string">
            <text:list xml:id="list160221366381232" text:continue-numbering="true" text:style-name="WWNum8">
              <text:list-header>
                <text:p text:style-name="P8">1.b <text:s/>Il Fruitore inserisce l'ID del<text:span text:style-name="T10">la Risorsa </text:span>da richiedere in prestito.</text:p>
                <text:p text:style-name="P8">2.b <text:s/>Il Sistema visualizza a video un messaggio d'errore. Fine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160220902858327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7" office:value-type="string">
            <text:list xml:id="list160220080863514" text:continue-numbering="true" text:style-name="WWNum8">
              <text:list-header>
                <text:p text:style-name="P8">Precondizioni (c)</text:p>
              </text:list-header>
            </text:list>
          </table:table-cell>
          <table:table-cell table:style-name="Tabella1.A7" office:value-type="string">
            <text:list xml:id="list160220057701108" text:continue-numbering="true" text:style-name="WWNum8">
              <text:list-header>
                <text:p text:style-name="P8">- L'ID <text:span text:style-name="T11">della Risorsa</text:span> non sia pres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c)</text:p>
          </table:table-cell>
          <table:table-cell table:style-name="Tabella1.A3" office:value-type="string">
            <text:list xml:id="list160220985778006" text:continue-numbering="true" text:style-name="WWNum8">
              <text:list-header>
                <text:p text:style-name="P8">1.c <text:s/>Il Fruitore inscerisce l'ID <text:span text:style-name="T12">della Risorsa </text:span>da richiedere in prestito.</text:p>
                <text:p text:style-name="P8">2.c <text:s/>Il Sistema visualizza a video un messaggio d'errore. Fine.</text:p>
              </text:list-header>
            </text:list>
          </table:table-cell>
        </table:table-row>
        <table:table-row table:style-name="Tabella1.1">
          <table:table-cell table:style-name="Tabella1.A15" office:value-type="string">
            <text:p text:style-name="P1"/>
          </table:table-cell>
          <table:table-cell table:style-name="Tabella1.A15" office:value-type="string">
            <text:list xml:id="list160221739814287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15" office:value-type="string">
            <text:p text:style-name="P1"/>
          </table:table-cell>
          <table:table-cell table:style-name="Tabella1.A15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1">Registrazione Proroga</text:p>
          </table:table-cell>
        </table:table-row>
        <table:table-row table:style-name="Tabella1.1">
          <table:table-cell table:style-name="Tabella1.A1" office:value-type="string">
            <text:p text:style-name="P1">Attore Principale</text:p>
          </table:table-cell>
          <table:table-cell table:style-name="Tabella1.A1" office:value-type="string">
            <text:p text:style-name="P1">Fruitore</text:p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p text:style-name="P1">- <text:s/>Manchino X giorni (o meno) alla scadenza del presito.</text:p>
            <text:p text:style-name="P1">- <text:s/>Non sia già stata richiesta una proroga per il prestito.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160221971330498" text:continue-list="list160221739814287" text:style-name="WWNum8">
              <text:list-item text:start-value="1">
                <text:p text:style-name="P13">Il Sistema visualizza a video un messaggio di avvenuta proroga.Fine.</text:p>
              </text:list-item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e</text:p>
          </table:table-cell>
          <table:table-cell table:style-name="Tabella1.A3" office:value-type="string">
            <text:list xml:id="list160221808285241" text:continue-numbering="true" text:style-name="WWNum8">
              <text:list-header>
                <text:p text:style-name="P11">La data di fine prestito viene aggiornata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160221990393887" text:continue-numbering="true" text:style-name="WWNum8">
              <text:list-header>
                <text:p text:style-name="P13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160221479560442" text:continue-numbering="true" text:style-name="WWNum8">
              <text:list-header>
                <text:p text:style-name="P11">- Manchino più di X giorni alla scadenza del prestito.</text:p>
              </text:list-header>
            </text:list>
          </table:table-cell>
        </table:table-row>
        <text:soft-page-break/>
        <table:table-row table:style-name="Tabella1.1">
          <table:table-cell table:style-name="Tabella1.A1" office:value-type="string">
            <text:p text:style-name="P1">Scenario</text:p>
            <text:p text:style-name="P1">Alternativo (a)</text:p>
          </table:table-cell>
          <table:table-cell table:style-name="Tabella1.A1" office:value-type="string">
            <text:list xml:id="list160220864462412" text:continue-numbering="true" text:style-name="WWNum8">
              <text:list-header>
                <text:p text:style-name="P11">1.a <text:s/>Il Sistema visualizza a video un messagio d'errore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160221712694478" text:continue-numbering="true" text:style-name="WWNum8">
              <text:list-header>
                <text:p text:style-name="P13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b)</text:p>
          </table:table-cell>
          <table:table-cell table:style-name="Tabella1.A3" office:value-type="string">
            <text:list xml:id="list160220737230575" text:continue-numbering="true" text:style-name="WWNum8">
              <text:list-header>
                <text:p text:style-name="P11">- <text:s/>Sia già stata richiesta una proroga per il presito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A3" office:value-type="string">
            <text:list xml:id="list160220159629806" text:continue-numbering="true" text:style-name="WWNum8">
              <text:list-header>
                <text:p text:style-name="P11">1.b <text:s/>Il Sistema visualizza a video un messaggio d'errore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160220821780973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c)</text:p>
          </table:table-cell>
          <table:table-cell table:style-name="Tabella1.A3" office:value-type="string">
            <text:list xml:id="list160220889298022" text:continue-numbering="true" text:style-name="WWNum8">
              <text:list-header>
                <text:p text:style-name="P11">- <text:s/>E' stata superata la scadenza del prestito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A3" office:value-type="string">
            <text:list xml:id="list160219903605460" text:continue-numbering="true" text:style-name="WWNum8">
              <text:list-header>
                <text:p text:style-name="P11">1.c <text:s/>Il Sistema elimina il prestito. Fine</text:p>
              </text:list-header>
            </text:list>
          </table:table-cell>
        </table:table-row>
        <table:table-row table:style-name="Tabella1.1">
          <table:table-cell table:style-name="Tabella1.A31" office:value-type="string">
            <text:p text:style-name="P2">Postcondizioni</text:p>
          </table:table-cell>
          <table:table-cell table:style-name="Tabella1.A3" office:value-type="string">
            <text:list xml:id="list160220853347467" text:continue-numbering="true" text:style-name="WWNum8">
              <text:list-header>
                <text:p text:style-name="P8">- Viene incrementata la disponibilità del<text:span text:style-name="T13">la Risorsa</text:span>.</text:p>
              </text:list-header>
            </text:list>
            <text:p text:style-name="P14">- Viene decrementato il numero <text:span text:style-name="T14">di oggetti per categoria</text:span> che può richidede in prestito</text:p>
          </table:table-cell>
        </table:table-row>
        <table:table-row table:style-name="Tabella1.1">
          <table:table-cell table:style-name="Tabella1.A15" office:value-type="string">
            <text:p text:style-name="P1"/>
          </table:table-cell>
          <table:table-cell table:style-name="Tabella1.A15" office:value-type="string">
            <text:p text:style-name="P7"/>
          </table:table-cell>
        </table:table-row>
        <table:table-row table:style-name="Tabella1.1">
          <table:table-cell table:style-name="Tabella1.A33" office:value-type="string">
            <text:p text:style-name="P1"/>
          </table:table-cell>
          <table:table-cell table:style-name="Tabella1.A33" office:value-type="string">
            <text:p text:style-name="P7"/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p text:style-name="P7">Ricerca per Descrizione Libro</text:p>
          </table:table-cell>
        </table:table-row>
        <table:table-row table:style-name="Tabella1.1">
          <table:table-cell table:style-name="Tabella1.A3" office:value-type="string">
            <text:p text:style-name="P1">Attori principali</text:p>
          </table:table-cell>
          <table:table-cell table:style-name="Tabella1.A3" office:value-type="string">
            <text:p text:style-name="P1">Operatore, Fruitore.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160221868587537" text:continue-list="list160220853347467" text:style-name="WWNum8">
              <text:list-item text:start-value="1">
                <text:p text:style-name="P13">L'Operatore o il Fruitore inseriscono uno o più valori degli attributi</text:p>
                <text:p text:style-name="P13"><text:s text:c="4"/>della descrizione de<text:span text:style-name="T15">lla Risprsa </text:span>su cui effettuare la ricerca.</text:p>
              </text:list-item>
              <text:list-item>
                <text:p text:style-name="P13">Il Sistema visualizza a video <text:span text:style-name="T16">le Risorse </text:span>che abbia<text:span text:style-name="T16">n</text:span>o gli attributi inseriti nella ricerca. Fine.</text:p>
              </text:list-item>
            </text:list>
          </table:table-cell>
        </table:table-row>
        <table:table-row table:style-name="Tabella1.1">
          <table:table-cell table:style-name="Tabella1.A15" office:value-type="string">
            <text:p text:style-name="P1"/>
          </table:table-cell>
          <table:table-cell table:style-name="Tabella1.A15" office:value-type="string">
            <text:list xml:id="list160220251374552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15" office:value-type="string">
            <text:p text:style-name="P1"/>
          </table:table-cell>
          <table:table-cell table:style-name="Tabella1.A15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list xml:id="list160220191027832" text:continue-numbering="true" text:style-name="WWNum8">
              <text:list-header>
                <text:p text:style-name="P11">Valutazione disponibilità Libro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e Principale</text:p>
          </table:table-cell>
          <table:table-cell table:style-name="Tabella1.A3" office:value-type="string">
            <text:list xml:id="list160220781448836" text:continue-numbering="true" text:style-name="WWNum8">
              <text:list-header>
                <text:p text:style-name="P11">Operatore, 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160220163329116" text:continue-numbering="true" text:style-name="WWNum8">
              <text:list-header>
                <text:p text:style-name="P11">- <text:s/>L'ID del<text:span text:style-name="T17">la Risorsa</text:span> inserito sia pres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160221787929287" text:continue-numbering="true" text:style-name="WWNum8">
              <text:list-header>
                <text:p text:style-name="P8">1. <text:s/>Il Fruitore inserisce l'ID del<text:span text:style-name="T18">la Risorsa</text:span> del quale vuole conoscere la disponibilità</text:p>
                <text:p text:style-name="P8">2. <text:s/>Il Sistema visualizza a video il numero di copie diponibili al prestito.</text:p>
                <text:p text:style-name="P8"><text:s text:c="8"/>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160221531911915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160221585286351" text:continue-numbering="true" text:style-name="WWNum8">
              <text:list-header>
                <text:p text:style-name="P11">- L'ID del<text:span text:style-name="T19">la Risorsa</text:span> inserit<text:span text:style-name="T20">a</text:span> non è pres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(a)</text:p>
          </table:table-cell>
          <table:table-cell table:style-name="Tabella1.A3" office:value-type="string">
            <text:p text:style-name="P1">1-.a <text:s/>Il Fruitore inserisce l'ID <text:span text:style-name="T21">della Risorsa </text:span>del quale vuole conoscere la</text:p>
            <text:p text:style-name="P1"><text:s text:c="9"/>disponibilità. </text:p>
            <text:p text:style-name="P1">2.a <text:s text:c="2"/>Il Sistema visualizza a video un messaggio d'errore. Fine.</text:p>
          </table:table-cell>
        </table:table-row>
        <table:table-row table:style-name="Tabella1.1">
          <table:table-cell table:style-name="Tabella1.A15" office:value-type="string">
            <text:p text:style-name="P3"/>
          </table:table-cell>
          <table:table-cell table:style-name="Tabella1.A15" office:value-type="string">
            <text:p text:style-name="P2"/>
          </table:table-cell>
        </table:table-row>
        <table:table-row table:style-name="Tabella1.1">
          <table:table-cell table:style-name="Tabella1.A33" office:value-type="string">
            <text:p text:style-name="P3"/>
          </table:table-cell>
          <table:table-cell table:style-name="Tabella1.A33" office:value-type="string">
            <text:p text:style-name="P2"/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160220769810138" text:continue-numbering="true" text:style-name="WWNum8">
              <text:list-header>
                <text:p text:style-name="P11">Fruitore Loggato</text:p>
              </text:list-header>
            </text:list>
          </table:table-cell>
        </table:table-row>
        <text:soft-page-break/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160220201961184" text:continue-numbering="true" text:style-name="WWNum8">
              <text:list-header>
                <text:p text:style-name="P11">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160220173462966" text:continue-numbering="true" text:style-name="WWNum8">
              <text:list-header>
                <text:p text:style-name="P11">Manchino X giorni o meno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160220257814011" text:continue-list="list160220173462966" text:style-name="WWNum8">
              <text:list-item text:start-value="1">
                <text:p text:style-name="P13">Il Fruitore rinnova la sua iscrizione.</text:p>
              </text:list-item>
              <text:list-item>
                <text:p text:style-name="P13">Viene effettuato il rinnovo dell'iscrizione, </text:p>
                <text:p text:style-name="P13"><text:s text:c="4"/>&lt;&lt;include&gt;&gt;”Rinnovo Iscrizione”. Fine.</text:p>
              </text:list-item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160221874921682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160220864587674" text:continue-numbering="true" text:style-name="WWNum8">
              <text:list-header>
                <text:p text:style-name="P11">Manchino più di X giorni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160220363395860" text:continue-numbering="true" text:style-name="WWNum8">
              <text:list-header>
                <text:p text:style-name="P11">2.a <text:s/>Il Sistema visualizza un messaggio d'errore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B55">
            <text:list xml:id="list160221864517702" text:continue-numbering="true" text:style-name="WWNum8">
              <text:list-header>
                <text:p text:style-name="P13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b)</text:p>
          </table:table-cell>
          <table:table-cell table:style-name="Tabella1.A3" office:value-type="string">
            <text:list xml:id="list160221385023599" text:continue-numbering="true" text:style-name="WWNum8">
              <text:list-header>
                <text:p text:style-name="P11">1.b <text:s/>Il Frui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i (b)</text:p>
          </table:table-cell>
          <table:table-cell table:style-name="Tabella1.A3" office:value-type="string">
            <text:list xml:id="list160221591747060" text:continue-numbering="true" text:style-name="WWNum8">
              <text:list-header>
                <text:p text:style-name="P11">Il Fruitore torna ad essete un Utent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3"/>
          </table:table-cell>
          <table:table-cell table:style-name="Tabella1.A6" office:value-type="string">
            <text:p text:style-name="P2"/>
          </table:table-cell>
        </table:table-row>
        <table:table-row table:style-name="Tabella1.1">
          <table:table-cell table:style-name="Tabella1.A3" office:value-type="string">
            <text:p text:style-name="P3">Scenario Alternativo (c)</text:p>
          </table:table-cell>
          <table:table-cell table:style-name="Tabella1.A3" office:value-type="string">
            <text:p text:style-name="P2">2.c <text:s/>Il Fruitore sceglie di registrare un nuovo prestito.</text:p>
            <text:p text:style-name="P2">3.c <text:s/>&lt;&lt;include&gt;&gt; “Registrazione Prestito”.Fine.</text:p>
          </table:table-cell>
        </table:table-row>
        <table:table-row table:style-name="Tabella1.1">
          <table:table-cell table:style-name="Tabella1.A6" office:value-type="string">
            <text:p text:style-name="P3"/>
          </table:table-cell>
          <table:table-cell table:style-name="Tabella1.A6" office:value-type="string">
            <text:p text:style-name="P2"/>
          </table:table-cell>
        </table:table-row>
        <table:table-row table:style-name="Tabella1.1">
          <table:table-cell table:style-name="Tabella1.A3" office:value-type="string">
            <text:p text:style-name="P3">Scenario Alternativo (d)</text:p>
          </table:table-cell>
          <table:table-cell table:style-name="Tabella1.A3" office:value-type="string">
            <text:p text:style-name="P2">2.d <text:s/>Il Fruitore sceglie di prorogare un prestito.</text:p>
            <text:p text:style-name="P2">3.d <text:s/>&lt;&lt;include&gt;&gt; “Registrazione Proroga”.Fine.</text:p>
          </table:table-cell>
        </table:table-row>
        <table:table-row table:style-name="Tabella1.1">
          <table:table-cell table:style-name="Tabella1.A6" office:value-type="string">
            <text:p text:style-name="P3"/>
          </table:table-cell>
          <table:table-cell table:style-name="Tabella1.A6" office:value-type="string">
            <text:p text:style-name="P2"/>
          </table:table-cell>
        </table:table-row>
        <table:table-row table:style-name="Tabella1.1">
          <table:table-cell table:style-name="Tabella1.A3" office:value-type="string">
            <text:p text:style-name="P1">Scenario Alternativo (e)</text:p>
          </table:table-cell>
          <table:table-cell table:style-name="Tabella1.A3" office:value-type="string">
            <text:list xml:id="list160220883016336" text:continue-numbering="true" text:style-name="WWNum8">
              <text:list-header>
                <text:p text:style-name="P11">2.e <text:s/>Il Fruitore sceglie di ricercare <text:span text:style-name="T24">una Risorsa </text:span>per descrizione.</text:p>
                <text:p text:style-name="P11">3.e <text:s/>&lt;&lt;include&gt;&gt; “Ricerca per Descrizione <text:span text:style-name="T25">Risorsa</text:span>”. Fine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160220559646109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65">
          <table:table-cell table:style-name="Tabella1.A33" office:value-type="string">
            <text:p text:style-name="P1">Scenario Alternativo (f)</text:p>
          </table:table-cell>
          <table:table-cell table:style-name="Tabella1.A33" office:value-type="string">
            <text:list xml:id="list160220743443653" text:continue-numbering="true" text:style-name="WWNum8">
              <text:list-header>
                <text:p text:style-name="P11">2.f <text:s/>L'Operatore sceglie di visualizzare a video la disponibilità di un<text:span text:style-name="T26">a</text:span> <text:span text:style-name="T26">Risorsa </text:span></text:p>
                <text:p text:style-name="P11">3.f <text:s/>&lt;&lt;include&gt;&gt; “Visualizza Disponibilità <text:span text:style-name="T23">Risorsa</text:span>”. Fine</text:p>
              </text:list-header>
            </text:list>
          </table:table-cell>
        </table:table-row>
        <table:table-row table:style-name="Tabella1.65">
          <table:table-cell table:style-name="Tabella1.A15" office:value-type="string">
            <text:p text:style-name="P1"/>
          </table:table-cell>
          <table:table-cell table:style-name="Tabella1.A15" office:value-type="string">
            <text:list xml:id="list160222024782348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65">
          <table:table-cell table:style-name="Tabella1.A15" office:value-type="string">
            <text:p text:style-name="P1"/>
          </table:table-cell>
          <table:table-cell table:style-name="Tabella1.A15" office:value-type="string">
            <text:list xml:id="list160221135049760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3">Nome</text:p>
          </table:table-cell>
          <table:table-cell table:style-name="Tabella1.A3" office:value-type="string">
            <text:p text:style-name="P2">Operatore Loggato</text:p>
          </table:table-cell>
        </table:table-row>
        <table:table-row table:style-name="Tabella1.1">
          <table:table-cell table:style-name="Tabella1.A3" office:value-type="string">
            <text:p text:style-name="P3">Attore</text:p>
            <text:p text:style-name="P3">Principale</text:p>
          </table:table-cell>
          <table:table-cell table:style-name="Tabella1.A3" office:value-type="string">
            <text:p text:style-name="P2">Operatore</text:p>
          </table:table-cell>
        </table:table-row>
        <table:table-row table:style-name="Tabella1.1">
          <table:table-cell table:style-name="Tabella1.A3" office:value-type="string">
            <text:p text:style-name="P5">Precondizioni</text:p>
          </table:table-cell>
          <table:table-cell table:style-name="Tabella1.A3" office:value-type="string">
            <text:list xml:id="list160220298009334" text:continue-numbering="true" text:style-name="WWNum8">
              <text:list-header>
                <text:p text:style-name="P12"><text:s text:c="4"/>L'utente sia loggato come opera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3">Scenario</text:p>
            <text:p text:style-name="P3">Principale</text:p>
          </table:table-cell>
          <table:table-cell table:style-name="Tabella1.A3" office:value-type="string">
            <text:list xml:id="list160219987175596" text:continue-list="list160220298009334" text:style-name="WWNum8">
              <text:list-item text:start-value="1">
                <text:p text:style-name="P12">Il Sistema mostra all'Operatore le operazioni che può compiere.</text:p>
              </text:list-item>
              <text:list-item>
                <text:p text:style-name="P12">L'operatore richiede al Sistema di visualizzate tutti i Fruitori.</text:p>
              </text:list-item>
              <text:list-item>
                <text:p text:style-name="P12">Il Sistema visualizza la lista di tutti i Fruitori. Torna a 1</text:p>
              </text:list-item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160221337005040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a)</text:p>
          </table:table-cell>
          <table:table-cell table:style-name="Tabella1.A3" office:value-type="string">
            <text:list xml:id="list160220720089288" text:continue-numbering="true" text:style-name="WWNum8">
              <text:list-header>
                <text:p text:style-name="P8">2.a <text:s/>L'Opera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Postcondizioni scenario alternativo</text:p>
          </table:table-cell>
          <table:table-cell table:style-name="Tabella1.A3" office:value-type="string">
            <text:list xml:id="list160220786042994" text:continue-numbering="true" text:style-name="WWNum8">
              <text:list-header>
                <text:p text:style-name="P8"><text:s text:c="6"/>L'Operatore torna ad essere un Utente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160221630581618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<text:soft-page-break/>Alternativo (b)</text:p>
          </table:table-cell>
          <table:table-cell table:style-name="Tabella1.A3" office:value-type="string">
            <text:list xml:id="list160222023831791" text:continue-numbering="true" text:style-name="WWNum8">
              <text:list-header>
                <text:p text:style-name="P8">2.b <text:s/>L'Operatore sceglie di visualizzare a video tutte le <text:soft-page-break/>Risorse.</text:p>
                <text:p text:style-name="P8">3.b <text:s/>Il Sistema visualizza tutti i Libri. </text:p>
                <text:p text:style-name="P8">4.b <text:s/>TORNA AL PUNTO 1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160221007509862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c)</text:p>
          </table:table-cell>
          <table:table-cell table:style-name="Tabella1.A3" office:value-type="string">
            <text:list xml:id="list160220714617418" text:continue-numbering="true" text:style-name="WWNum8">
              <text:list-header>
                <text:p text:style-name="P8">2.c <text:s/>L'Operatore sceglie di aggiungere la descrizione ad un Libro.</text:p>
                <text:p text:style-name="P8">3.c <text:s/>&lt;&lt;include&gt;&gt; “Aggiungi Descrizione”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2"/>
          </table:table-cell>
          <table:table-cell table:style-name="Tabella1.A6" office:value-type="string">
            <text:list xml:id="list160220993447506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d)</text:p>
          </table:table-cell>
          <table:table-cell table:style-name="Tabella1.A3" office:value-type="string">
            <text:list xml:id="list160221285712408" text:continue-numbering="true" text:style-name="WWNum8">
              <text:list-header>
                <text:p text:style-name="P8">2.d <text:s/>L'Operatore sceglie di rimuovere la descrizione ad un Libro.</text:p>
                <text:p text:style-name="P8">3.d <text:s/>&lt;&lt;include&gt;&gt; “Rimuovi Descrizione”. Fine.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B55" office:value-type="float" office:value="2">
            <text:list xml:id="list160221762457288" text:continue-list="list160221285712408" text:style-name="WWNum8">
              <text:list-item text:start-value="1">
                <text:p text:style-name="P13">2</text:p>
              </text:list-item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e)</text:p>
          </table:table-cell>
          <table:table-cell table:style-name="Tabella1.A3" office:value-type="string">
            <text:list xml:id="list160220332396554" text:continue-numbering="true" text:style-name="WWNum8">
              <text:list-header>
                <text:p text:style-name="P11">2.e <text:s/>L'Operatore sceglie di ricercare u<text:span text:style-name="T27">na Risorsa</text:span> per descrizione.</text:p>
                <text:p text:style-name="P11">3.e <text:s/>&lt;&lt;include&gt;&gt; “Ricerca per Descrizione <text:span text:style-name="T22">Risorsa</text:span>”. Fine</text:p>
              </text:list-header>
            </text:list>
          </table:table-cell>
        </table:table-row>
        <table:table-row table:style-name="Tabella1.1">
          <table:table-cell table:style-name="Tabella1.A6" office:value-type="string">
            <text:p text:style-name="P1"/>
          </table:table-cell>
          <table:table-cell table:style-name="Tabella1.A6" office:value-type="string">
            <text:list xml:id="list160221624967169" text:continue-list="list160220332396554" text:style-name="WWNum8">
              <text:list-item text:start-value="1">
                <text:p text:style-name="P13"/>
              </text:list-item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f)</text:p>
          </table:table-cell>
          <table:table-cell table:style-name="Tabella1.A3" office:value-type="string">
            <text:list xml:id="list160219943242557" text:continue-numbering="true" text:style-name="WWNum8">
              <text:list-header>
                <text:p text:style-name="P11">2.f <text:s/>L'Operatore sceglie di visualizzare a video la disponibilità di un<text:span text:style-name="T28">a Risorsa</text:span></text:p>
                <text:p text:style-name="P11">3.f <text:s/>&lt;&lt;include&gt;&gt; “Visualizza Disponibilità <text:span text:style-name="T23">Risorsa</text:span>”. Fine</text:p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6:02:19.795766219</dc:date>
    <meta:generator>LibreOffice/5.1.6.2$Linux_X86_64 LibreOffice_project/10m0$Build-2</meta:generator>
    <meta:editing-duration>PT3H24M47S</meta:editing-duration>
    <meta:editing-cycles>100</meta:editing-cycles>
    <meta:document-statistic meta:table-count="1" meta:image-count="0" meta:object-count="0" meta:page-count="4" meta:paragraph-count="158" meta:word-count="794" meta:character-count="5438" meta:non-whitespace-character-count="4714"/>
  </office:meta>
</office:document-meta>
</file>